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C2ABCAB7CA034966.jpg" manifest:media-type="image/jpeg"/>
  <manifest:file-entry manifest:full-path="Pictures/100000000000005E0000005EEDF0F9B8B236D87E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erne1" svg:font-family="Cerne" style:font-pitch="variable"/>
    <style:font-face style:name="Cerne" svg:font-family="Cerne" style:font-adornments="Regular" style:font-pitch="variable"/>
    <style:font-face style:name="Cerne:cv03" svg:font-family="Cerne:cv03" style:font-pitch="variable"/>
    <style:font-face style:name="Cerne:cv04&amp;cv16&amp;cv21&amp;cv24" svg:font-family="Cerne:cv04&amp;cv16&amp;cv21&amp;cv24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8&amp;cv79" svg:font-family="Cerne:hist&amp;cv48&amp;cv79" style:font-pitch="variable"/>
    <style:font-face style:name="Cerne:hist&amp;ss02" svg:font-family="Cerne:hist&amp;ss02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" svg:font-family="ElstobD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background-color="#dee6ef" fo:padding="0.0201in" fo:border="none" style:writing-mode="page">
        <style:background-image/>
      </style:table-cell-properties>
    </style:style>
    <style:style style:name="Table1.B1" style:family="table-cell">
      <style:table-cell-properties fo:padding="0.0201in" fo:border="none" style:writing-mode="page"/>
    </style:style>
    <style:style style:name="Table1.D1" style:family="table-cell">
      <style:table-cell-properties fo:padding="0.0201in" fo:border="none" style:writing-mode="page"/>
    </style:style>
    <style:style style:name="Table1.F1" style:family="table-cell">
      <style:table-cell-properties fo:padding="0.0201in" fo:border="none" style:writing-mode="page"/>
    </style:style>
    <style:style style:name="Table1.H1" style:family="table-cell">
      <style:table-cell-properties fo:padding="0.0201in" fo:border="none" style:writing-mode="page"/>
    </style:style>
    <style:style style:name="Table1.B2" style:family="table-cell">
      <style:table-cell-properties fo:padding="0.0201in" fo:border="none" style:writing-mode="page"/>
    </style:style>
    <style:style style:name="Table1.D2" style:family="table-cell">
      <style:table-cell-properties fo:padding="0.0201in" fo:border="none" style:writing-mode="page"/>
    </style:style>
    <style:style style:name="Table1.F2" style:family="table-cell">
      <style:table-cell-properties fo:padding="0.0201in" fo:border="none" style:writing-mode="page"/>
    </style:style>
    <style:style style:name="Table1.H2" style:family="table-cell">
      <style:table-cell-properties fo:padding="0.0201in" fo:border="none" style:writing-mode="page"/>
    </style:style>
    <style:style style:name="Table1.B3" style:family="table-cell">
      <style:table-cell-properties fo:padding="0.0201in" fo:border="none" style:writing-mode="page"/>
    </style:style>
    <style:style style:name="Table1.D3" style:family="table-cell">
      <style:table-cell-properties fo:padding="0.0201in" fo:border="none" style:writing-mode="page"/>
    </style:style>
    <style:style style:name="Table1.F3" style:family="table-cell">
      <style:table-cell-properties fo:padding="0.0201in" fo:border="none" style:writing-mode="page"/>
    </style:style>
    <style:style style:name="Table1.H3" style:family="table-cell">
      <style:table-cell-properties fo:padding="0.0201in" fo:border="none" style:writing-mode="page"/>
    </style:style>
    <style:style style:name="Table1.B4" style:family="table-cell">
      <style:table-cell-properties fo:padding="0.0201in" fo:border="none" style:writing-mode="page"/>
    </style:style>
    <style:style style:name="Table1.D4" style:family="table-cell">
      <style:table-cell-properties fo:padding="0.0201in" fo:border="none" style:writing-mode="page"/>
    </style:style>
    <style:style style:name="Table1.F4" style:family="table-cell">
      <style:table-cell-properties fo:padding="0.0201in" fo:border="none" style:writing-mode="page"/>
    </style:style>
    <style:style style:name="Table1.H4" style:family="table-cell">
      <style:table-cell-properties fo:padding="0.0201in" fo:border="none" style:writing-mode="page"/>
    </style:style>
    <style:style style:name="Table1.B5" style:family="table-cell">
      <style:table-cell-properties fo:padding="0.0201in" fo:border="none" style:writing-mode="page"/>
    </style:style>
    <style:style style:name="Table1.D5" style:family="table-cell">
      <style:table-cell-properties fo:padding="0.0201in" fo:border="none" style:writing-mode="page"/>
    </style:style>
    <style:style style:name="Table1.F5" style:family="table-cell">
      <style:table-cell-properties fo:padding="0.0201in" fo:border="none" style:writing-mode="page"/>
    </style:style>
    <style:style style:name="Table1.H5" style:family="table-cell">
      <style:table-cell-properties fo:padding="0.0201in" fo:border="none" style:writing-mode="page"/>
    </style:style>
    <style:style style:name="Table1.B6" style:family="table-cell">
      <style:table-cell-properties fo:padding="0.0201in" fo:border="none" style:writing-mode="page"/>
    </style:style>
    <style:style style:name="Table1.D6" style:family="table-cell">
      <style:table-cell-properties fo:padding="0.0201in" fo:border="none" style:writing-mode="page"/>
    </style:style>
    <style:style style:name="Table1.F6" style:family="table-cell">
      <style:table-cell-properties fo:padding="0.0201in" fo:border="none" style:writing-mode="page"/>
    </style:style>
    <style:style style:name="Table1.H6" style:family="table-cell">
      <style:table-cell-properties fo:padding="0.0201in" fo:border="none" style:writing-mode="page"/>
    </style:style>
    <style:style style:name="Table1.B7" style:family="table-cell">
      <style:table-cell-properties fo:padding="0.0201in" fo:border="none" style:writing-mode="page"/>
    </style:style>
    <style:style style:name="Table1.D7" style:family="table-cell">
      <style:table-cell-properties fo:padding="0.0201in" fo:border="none" style:writing-mode="page"/>
    </style:style>
    <style:style style:name="Table1.F7" style:family="table-cell">
      <style:table-cell-properties fo:padding="0.0201in" fo:border="none" style:writing-mode="page"/>
    </style:style>
    <style:style style:name="Table1.H7" style:family="table-cell">
      <style:table-cell-properties fo:padding="0.0201in" fo:border="none" style:writing-mode="page"/>
    </style:style>
    <style:style style:name="Table1.A8" style:family="table-cell">
      <style:table-cell-properties fo:padding="0.0201in" fo:border="none" style:writing-mode="page"/>
    </style:style>
    <style:style style:name="Table1.B8" style:family="table-cell">
      <style:table-cell-properties fo:padding="0.0201in" fo:border="none" style:writing-mode="page"/>
    </style:style>
    <style:style style:name="Table1.C8" style:family="table-cell">
      <style:table-cell-properties fo:padding="0.0201in" fo:border="none" style:writing-mode="page"/>
    </style:style>
    <style:style style:name="Table1.D8" style:family="table-cell">
      <style:table-cell-properties fo:padding="0.0201in" fo:border="none" style:writing-mode="page"/>
    </style:style>
    <style:style style:name="Table1.E8" style:family="table-cell">
      <style:table-cell-properties fo:padding="0.0201in" fo:border="none" style:writing-mode="page"/>
    </style:style>
    <style:style style:name="Table1.F8" style:family="table-cell">
      <style:table-cell-properties fo:padding="0.0201in" fo:border="none" style:writing-mode="page"/>
    </style:style>
    <style:style style:name="Table1.H8" style:family="table-cell">
      <style:table-cell-properties fo:padding="0.0201in" fo:border="none" style:writing-mode="page"/>
    </style:style>
    <style:style style:name="P1" style:family="paragraph" style:parent-style-name="Demo">
      <style:text-properties style:font-name="Cerne:hist"/>
    </style:style>
    <style:style style:name="P2" style:family="paragraph" style:parent-style-name="Demo">
      <style:paragraph-properties fo:text-align="center" style:justify-single-word="false"/>
      <style:text-properties officeooo:paragraph-rsid="003f92bf"/>
    </style:style>
    <style:style style:name="P3" style:family="paragraph" style:parent-style-name="Demo">
      <style:text-properties officeooo:paragraph-rsid="001e04de"/>
    </style:style>
    <style:style style:name="P4" style:family="paragraph" style:parent-style-name="Demo">
      <style:text-properties officeooo:paragraph-rsid="0041ba71"/>
    </style:style>
    <style:style style:name="P5" style:family="paragraph" style:parent-style-name="Table_20_Contents">
      <style:paragraph-properties fo:text-align="center" style:justify-single-word="false"/>
      <style:text-properties style:font-name="ElstobD" officeooo:rsid="00242185" officeooo:paragraph-rsid="00242185"/>
    </style:style>
    <style:style style:name="P6" style:family="paragraph" style:parent-style-name="Table_20_Contents">
      <style:paragraph-properties fo:text-align="center" style:justify-single-word="false"/>
      <style:text-properties style:font-name="ElstobD" officeooo:rsid="00253f8a" officeooo:paragraph-rsid="00253f8a"/>
    </style:style>
    <style:style style:name="P7" style:family="paragraph" style:parent-style-name="Table_20_Contents">
      <style:paragraph-properties fo:text-align="center" style:justify-single-word="false"/>
      <style:text-properties style:font-name="ElstobD"/>
    </style:style>
    <style:style style:name="P8" style:family="paragraph" style:parent-style-name="Text_20_body">
      <style:text-properties officeooo:rsid="00232797" officeooo:paragraph-rsid="00232797"/>
    </style:style>
    <style:style style:name="P9" style:family="paragraph" style:parent-style-name="Text_20_body">
      <style:text-properties officeooo:paragraph-rsid="00232797"/>
    </style:style>
    <style:style style:name="P10" style:family="paragraph" style:parent-style-name="Text_20_body">
      <style:text-properties officeooo:rsid="00240c01" officeooo:paragraph-rsid="00240c01"/>
    </style:style>
    <style:style style:name="P11" style:family="paragraph" style:parent-style-name="Text_20_body">
      <style:text-properties officeooo:paragraph-rsid="00253f8a"/>
    </style:style>
    <style:style style:name="P12" style:family="paragraph" style:parent-style-name="Text_20_body">
      <style:text-properties officeooo:paragraph-rsid="002e114f"/>
    </style:style>
    <style:style style:name="P13" style:family="paragraph" style:parent-style-name="Text_20_body">
      <style:paragraph-properties fo:text-align="center" style:justify-single-word="false"/>
      <style:text-properties style:font-name="Cerne1" fo:font-size="32pt" officeooo:rsid="00232797" officeooo:paragraph-rsid="00232797" style:font-size-asian="32pt" style:font-size-complex="32pt"/>
    </style:style>
    <style:style style:name="P14" style:family="paragraph" style:parent-style-name="Text_20_body">
      <style:paragraph-properties fo:text-align="center" style:justify-single-word="false"/>
      <style:text-properties style:font-name="Cerne1" fo:font-size="32pt" style:font-size-asian="32pt" style:font-size-complex="32pt"/>
    </style:style>
    <style:style style:name="P15" style:family="paragraph" style:parent-style-name="Text_20_body">
      <style:text-properties officeooo:paragraph-rsid="00240c01"/>
    </style:style>
    <style:style style:name="P16" style:family="paragraph" style:parent-style-name="Text_20_body">
      <style:paragraph-properties fo:text-align="center" style:justify-single-word="false"/>
      <style:text-properties style:font-name="Cerne:hist&amp;cv48&amp;cv79" fo:font-size="32pt" officeooo:rsid="00382383" officeooo:paragraph-rsid="00382383" style:font-size-asian="32pt" style:font-size-complex="32pt"/>
    </style:style>
    <style:style style:name="P17" style:family="paragraph" style:parent-style-name="Text_20_body">
      <style:text-properties officeooo:paragraph-rsid="0035587f"/>
    </style:style>
    <style:style style:name="P18" style:family="paragraph" style:parent-style-name="Text_20_body">
      <style:text-properties officeooo:rsid="003e58ae" officeooo:paragraph-rsid="003e58ae"/>
    </style:style>
    <style:style style:name="P19" style:family="paragraph" style:parent-style-name="Text_20_body">
      <style:text-properties officeooo:rsid="0027f975" officeooo:paragraph-rsid="0027f975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margin-top="0.2in" fo:margin-bottom="0.1in" style:contextual-spacing="false" fo:text-align="center" style:justify-single-word="false"/>
      <style:text-properties officeooo:rsid="003f92bf" officeooo:paragraph-rsid="003f92bf"/>
    </style:style>
    <style:style style:name="P22" style:family="paragraph" style:parent-style-name="Heading_20_1">
      <style:paragraph-properties fo:margin-top="0.2in" fo:margin-bottom="0in" style:contextual-spacing="false"/>
    </style:style>
    <style:style style:name="T1" style:family="text">
      <style:text-properties officeooo:rsid="001c7ca1"/>
    </style:style>
    <style:style style:name="T2" style:family="text">
      <style:text-properties style:font-name="Cerne:ss02"/>
    </style:style>
    <style:style style:name="T3" style:family="text">
      <style:text-properties style:font-name="Cerne:ss02" officeooo:rsid="00362f53"/>
    </style:style>
    <style:style style:name="T4" style:family="text">
      <style:text-properties style:font-name="Cerne:ss02" officeooo:rsid="003f92bf"/>
    </style:style>
    <style:style style:name="T5" style:family="text">
      <style:text-properties style:font-name="Cerne:ss02" fo:font-size="28pt" officeooo:rsid="003f92bf"/>
    </style:style>
    <style:style style:name="T6" style:family="text">
      <style:text-properties style:font-name="Cerne:ss02" officeooo:rsid="001e04de"/>
    </style:style>
    <style:style style:name="T7" style:family="text">
      <style:text-properties officeooo:rsid="001e04de"/>
    </style:style>
    <style:style style:name="T8" style:family="text">
      <style:text-properties style:font-name="Cerne" fo:font-size="28pt" officeooo:rsid="001e04de"/>
    </style:style>
    <style:style style:name="T9" style:family="text">
      <style:text-properties style:font-name="Cerne" fo:font-size="28pt" officeooo:rsid="001f9cb7"/>
    </style:style>
    <style:style style:name="T10" style:family="text">
      <style:text-properties style:font-name="Cerne" fo:font-size="28pt" officeooo:rsid="0020e8b9"/>
    </style:style>
    <style:style style:name="T11" style:family="text">
      <style:text-properties style:font-name="Cerne" fo:font-size="28pt" officeooo:rsid="00216589"/>
    </style:style>
    <style:style style:name="T12" style:family="text">
      <style:text-properties style:font-name="Cerne" fo:font-size="28pt" officeooo:rsid="0038f23c"/>
    </style:style>
    <style:style style:name="T13" style:family="text">
      <style:text-properties style:font-name="Cerne" fo:font-size="28pt" officeooo:rsid="0038f7fc"/>
    </style:style>
    <style:style style:name="T14" style:family="text">
      <style:text-properties style:font-name="Cerne" fo:font-size="28pt" officeooo:rsid="003f92bf"/>
    </style:style>
    <style:style style:name="T15" style:family="text">
      <style:text-properties style:font-name="Cerne" fo:font-size="28pt" officeooo:rsid="0040771a"/>
    </style:style>
    <style:style style:name="T16" style:family="text">
      <style:text-properties style:font-name="Cerne" fo:font-size="28pt" officeooo:rsid="0043b132"/>
    </style:style>
    <style:style style:name="T17" style:family="text">
      <style:text-properties style:font-name="Cerne" fo:font-size="28pt" officeooo:rsid="0044d874"/>
    </style:style>
    <style:style style:name="T18" style:family="text">
      <style:text-properties style:font-name="Cerne" fo:font-size="28pt" officeooo:rsid="0041ba71"/>
    </style:style>
    <style:style style:name="T19" style:family="text">
      <style:text-properties style:font-name="Cerne" fo:font-size="28pt" officeooo:rsid="004510a5"/>
    </style:style>
    <style:style style:name="T20" style:family="text">
      <style:text-properties style:font-name="Cerne" fo:font-size="28pt" officeooo:rsid="00471520"/>
    </style:style>
    <style:style style:name="T21" style:family="text">
      <style:text-properties officeooo:rsid="001f9cb7"/>
    </style:style>
    <style:style style:name="T22" style:family="text">
      <style:text-properties officeooo:rsid="0020e8b9"/>
    </style:style>
    <style:style style:name="T23" style:family="text">
      <style:text-properties style:font-name="Cerne:cv22" officeooo:rsid="001e04de"/>
    </style:style>
    <style:style style:name="T24" style:family="text">
      <style:text-properties style:font-name="Cerne:cv22" fo:font-size="28pt" officeooo:rsid="0041ba71"/>
    </style:style>
    <style:style style:name="T25" style:family="text">
      <style:text-properties style:font-name="Cerne:cv04&amp;cv16&amp;cv21&amp;cv24" fo:font-size="28pt" officeooo:rsid="001f9cb7"/>
    </style:style>
    <style:style style:name="T26" style:family="text">
      <style:text-properties style:font-name="Cerne:hist&amp;ss02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23279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32797" style:font-weight-asian="bold" style:font-weight-complex="bold"/>
    </style:style>
    <style:style style:name="T31" style:family="text">
      <style:text-properties fo:font-weight="bold" officeooo:rsid="00240c01" style:font-weight-asian="bold" style:font-weight-complex="bold"/>
    </style:style>
    <style:style style:name="T32" style:family="text">
      <style:text-properties fo:font-weight="bold" officeooo:rsid="00399969" style:font-weight-asian="bold" style:font-weight-complex="bold"/>
    </style:style>
    <style:style style:name="T33" style:family="text">
      <style:text-properties fo:font-weight="bold" officeooo:rsid="002548e3" style:font-weight-asian="bold" style:font-weight-complex="bold"/>
    </style:style>
    <style:style style:name="T34" style:family="text">
      <style:text-properties fo:font-weight="bold" officeooo:rsid="003d2828" style:font-weight-asian="bold" style:font-weight-complex="bold"/>
    </style:style>
    <style:style style:name="T35" style:family="text">
      <style:text-properties style:font-name="ElstobD" officeooo:rsid="00232797"/>
    </style:style>
    <style:style style:name="T36" style:family="text">
      <style:text-properties style:font-name="ElstobD" officeooo:rsid="002e114f"/>
    </style:style>
    <style:style style:name="T37" style:family="text">
      <style:text-properties style:font-name="ElstobD" officeooo:rsid="003332cd"/>
    </style:style>
    <style:style style:name="T38" style:family="text">
      <style:text-properties style:font-name="ElstobD" officeooo:rsid="00382383"/>
    </style:style>
    <style:style style:name="T39" style:family="text">
      <style:text-properties style:font-name="ElstobD" officeooo:rsid="003c881b"/>
    </style:style>
    <style:style style:name="T40" style:family="text">
      <style:text-properties style:font-name="ElstobD" officeooo:rsid="0035587f"/>
    </style:style>
    <style:style style:name="T41" style:family="text">
      <style:text-properties style:font-name="ElstobD" fo:font-weight="bold" officeooo:rsid="0035587f" style:font-weight-asian="bold" style:font-weight-complex="bold"/>
    </style:style>
    <style:style style:name="T42" style:family="text">
      <style:text-properties style:font-name="ElstobD" officeooo:rsid="00362f53"/>
    </style:style>
    <style:style style:name="T43" style:family="text">
      <style:text-properties officeooo:rsid="00240c01"/>
    </style:style>
    <style:style style:name="T44" style:family="text">
      <style:text-properties officeooo:rsid="00242185"/>
    </style:style>
    <style:style style:name="T45" style:family="text">
      <style:text-properties officeooo:rsid="002548e3"/>
    </style:style>
    <style:style style:name="T46" style:family="text">
      <style:text-properties officeooo:rsid="0027251d"/>
    </style:style>
    <style:style style:name="T47" style:family="text">
      <style:text-properties officeooo:rsid="002e114f"/>
    </style:style>
    <style:style style:name="T48" style:family="text">
      <style:text-properties officeooo:rsid="003332cd"/>
    </style:style>
    <style:style style:name="T49" style:family="text">
      <style:text-properties officeooo:rsid="00253f8a"/>
    </style:style>
    <style:style style:name="T50" style:family="text">
      <style:text-properties officeooo:rsid="0033749f"/>
    </style:style>
    <style:style style:name="T51" style:family="text">
      <style:text-properties style:font-name="Cerne:cv31"/>
    </style:style>
    <style:style style:name="T52" style:family="text">
      <style:text-properties officeooo:rsid="00362f53"/>
    </style:style>
    <style:style style:name="T53" style:family="text">
      <style:text-properties style:font-name="Cerne:ss03" officeooo:rsid="00362f53"/>
    </style:style>
    <style:style style:name="T54" style:family="text">
      <style:text-properties officeooo:rsid="00399969"/>
    </style:style>
    <style:style style:name="T55" style:family="text">
      <style:text-properties officeooo:rsid="003a4bd6"/>
    </style:style>
    <style:style style:name="T56" style:family="text">
      <style:text-properties officeooo:rsid="003c881b"/>
    </style:style>
    <style:style style:name="T57" style:family="text">
      <style:text-properties style:font-name="Cerne:cv26"/>
    </style:style>
    <style:style style:name="T58" style:family="text">
      <style:text-properties officeooo:rsid="003d2828"/>
    </style:style>
    <style:style style:name="T59" style:family="text">
      <style:text-properties officeooo:rsid="003e58ae"/>
    </style:style>
    <style:style style:name="T60" style:family="text">
      <style:text-properties officeooo:rsid="003f92bf"/>
    </style:style>
    <style:style style:name="T61" style:family="text">
      <style:text-properties officeooo:rsid="0040771a"/>
    </style:style>
    <style:style style:name="T62" style:family="text">
      <style:text-properties officeooo:rsid="0041ba71"/>
    </style:style>
    <style:style style:name="T63" style:family="text">
      <style:text-properties style:font-name="Cerne:cv03" fo:font-size="28pt" officeooo:rsid="0041ba71"/>
    </style:style>
    <style:style style:name="T64" style:family="text">
      <style:text-properties officeooo:rsid="0043e8d0"/>
    </style:style>
    <style:style style:name="T65" style:family="text">
      <style:text-properties officeooo:rsid="004715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Cerne<text:line-break/></text:span>A Ninth-Century Script <text:span text:style-name="T21">Font</text:span></text:h>
      <text:p text:style-name="Demo">The <text:span text:style-name="T1">B</text:span>ook of Cerne <text:span text:style-name="T1">(Cambridge University Library, MS Ll. 1. 10), a prayerbook from ninth-century England, </text:span><text:span text:style-name="T13">is </text:span><text:span text:style-name="T17">counted</text:span><text:span text:style-name="T13"> among</text:span><text:span text:style-name="T1"> the great </text:span><text:span text:style-name="T17">books</text:span><text:span text:style-name="T1"> produced in </text:span><text:span text:style-name="T17">England</text:span><text:span text:style-name="T1"> before the </text:span><text:span text:style-name="T7">Norman C</text:span><text:span text:style-name="T1">onquest. No small part of this book’s artistic triumph is its script, </text:span><text:span text:style-name="T7">an especially fine example of the hand </text:span><text:span text:style-name="T61">that </text:span><text:span text:style-name="T17">paleographers</text:span><text:span text:style-name="T61"> </text:span><text:span text:style-name="T7">call “</text:span><text:span text:style-name="T8">P</text:span><text:span text:style-name="T7">ointed </text:span><text:span text:style-name="T8">I</text:span><text:span text:style-name="T7">nsular </text:span><text:span text:style-name="T8">M</text:span><text:span text:style-name="T7">inuscule.”</text:span></text:p>
      <text:p text:style-name="P3"><text:span text:style-name="T7">The </text:span><text:span text:style-name="T23">princi</text:span>pal<text:span text:style-name="T7"> scribe of the Book of </text:span><text:span text:style-name="T6">Cerne</text:span><text:span text:style-name="T7"> was especially fond of color, </text:span><text:span text:style-name="T8">filling </text:span><text:span text:style-name="T10">or </text:span><text:span text:style-name="T22">shadowing</text:span><text:span text:style-name="T8"> most capitals (which are modest in size and often </text:span><text:span text:style-name="T9">lowercase in</text:span><text:span text:style-name="T8"> shape), and also, quite frequently, punctuation marks, accents, and lowercase letters. </text:span><text:span text:style-name="T9">It thus </text:span><text:span text:style-name="T15">is</text:span><text:span text:style-name="T9"> appropriate that the Cerne font should be a </text:span><text:span text:style-name="T25">color</text:span><text:span text:style-name="T9"> font, with colors based on those of the book itself, from the rich brown of its ink to the muted red, blue, green and yellow washes used </text:span><text:span text:style-name="T10">for</text:span><text:span text:style-name="T9"> fill </text:span><text:span text:style-name="T10">and shadow. OpenType features can be used to </text:span><text:span text:style-name="T11">add, omit or vary colors: these are listed below, after a brief </text:span><text:span text:style-name="T12">demonstration</text:span><text:span text:style-name="T11"> of the font’s “historic mode,” which approximates the look of the original script.</text:span></text:p>
      <text:p text:style-name="P4"><text:span text:style-name="T11">A</text:span><text:span text:style-name="T18">s the x-height of Cerne is small (or, to put it another way, </text:span><text:span text:style-name="T17">letters like </text:span><text:span text:style-name="T63">b</text:span><text:span text:style-name="T18"> and </text:span><text:span text:style-name="T24">p</text:span><text:span text:style-name="T18"> ha</text:span><text:span text:style-name="T17">ve</text:span><text:span text:style-name="T18"> very tall ascenders and long descenders), it must be set large </text:span><text:span text:style-name="T19">to harmonized with</text:span><text:span text:style-name="T18"> surrounding text </text:span><text:span text:style-name="T19">or simply</text:span><text:span text:style-name="T18"> to preserve legibility. </text:span><text:span text:style-name="T16">It can be set “solid,” that is, with line spacing equal to the point size of the type. Here, for example, </text:span><text:span text:style-name="T20">text</text:span><text:span text:style-name="T16"> is set in 28pt and line spacing is also 28pt.</text:span></text:p>
      <text:p text:style-name="P20">From Bede’s <text:span text:style-name="T27">Historia Ecclesiastica Gentis Anglorum</text:span>:</text:p>
      <text:p text:style-name="P1">Brittania Oceani insula, cui quondam Albion nomen fuit, inter septen<text:span text:style-name="T62">­</text:span>trionem &amp; occidentem locata est, Germaniae, Galliae, Hispaniae, maximis Europae partibus, multo interuallo aduersa. <text:span text:style-name="T26">Quae</text:span> ꝑ miliapassuum .dccc. in <text:span text:style-name="T26">Boream</text:span> longa, latitudinis habet milia .cc, exceptis dumtaxat prolixioribus diuersorum ꝓmontoriorum tractibus, quibus efficitur, ut circuitus eius quadragies octies .lxxv. milia conpleat. Habet a meridie Galliam Belgicam, cuius proximum litus transmeantibus aperit ciuitas, quae dicitur <text:span text:style-name="T26">Rutubi</text:span> portus, a gente Anglorum nunc corrupte Reptacaestir uocata, interposito mari a Gessoriaco Morynorum gentis litore proximo, traiectu milium .l., siue, ut quidam scripsere, stadiorum .cccl. A tergo autem, unde Oceano infinito patet, <text:span text:style-name="T26">Orcadas</text:span> insulas habet.</text:p>
      <text:h text:style-name="P22" text:outline-level="1">OpenType Features</text:h>
      <text:h text:style-name="Heading_20_2" text:outline-level="2">A. Required features.</text:h>
      <text:p text:style-name="P8">The following features should always be on. In most programs they will be <text:span text:style-name="T65">on by default</text:span>, but in Microsoft Word they must be explicitly enabled: <text:span text:style-name="T29">kern</text:span> (which in Word enables the use of all other features), <text:span text:style-name="T29">ccmp</text:span> (Glyph Composition/Decomposition), <text:span text:style-name="T29">calt</text:span> (Contextual Alternates), <text:span text:style-name="T29">liga</text:span> (Standard Ligatures).</text:p>
      <text:h text:style-name="Heading_20_2" text:outline-level="2">B. <text:span text:style-name="T28">Historic mode</text:span></text:h>
      <text:p text:style-name="P9"><text:span text:style-name="T28">Use </text:span><text:span text:style-name="T30">hist</text:span><text:span text:style-name="T28"> (Historical Forms) or </text:span><text:span text:style-name="T30">ss16</text:span><text:span text:style-name="T28"> (Stylistic Set 16) to turn on </text:span><text:span text:style-name="T35">H</text:span><text:span text:style-name="T28">istoric </text:span><text:span text:style-name="T35">M</text:span><text:span text:style-name="T28">ode, which substitutes old letter-shapes for modern ones. </text:span><text:span text:style-name="T43">(These features are used for the same purpose in the designer’s Eadui and Cissanthemos fonts.)</text:span></text:p>
      <text:h text:style-name="Heading_20_2" text:outline-level="2">C. <text:span text:style-name="T28">Color of capital letters</text:span></text:h>
      <text:p text:style-name="P8">The default color scheme will produce a variety of colors in any stretch of text. Use <text:span text:style-name="T29">ss02</text:span> (Stylistic Set 2) for a different color scheme, or to vary colors within a single stretch of text (for example, if the letter <text:span text:style-name="T29">B</text:span> occurs twice in the same sentence and you want a different color for each occurrence).</text:p>
      <text:p text:style-name="P8"><text:soft-page-break/>To turn off color for all capitals <text:span text:style-name="T64">(but the text color remains)</text:span>, use <text:span text:style-name="T29">ss03</text:span> (Stylistic Set 3).</text:p>
      <text:p text:style-name="P13"><text:s/><text:span text:style-name="T52">West Seaxe    </text:span><text:span text:style-name="T3">West Seaxe</text:span><text:span text:style-name="T52">    </text:span><text:span text:style-name="T53">West Seaxe</text:span></text:p>
      <text:h text:style-name="Heading_20_2" text:outline-level="2">D. Color of <text:span text:style-name="T43">punctuation and accents</text:span></text:h>
      <text:p text:style-name="P15"><text:span text:style-name="T43">Use </text:span><text:span text:style-name="T31">cv48</text:span><text:span text:style-name="T43"> (Character Variant 48) to turn on a red wash for accents. This feature also works with precomposed letter + accent combinations like </text:span><text:span text:style-name="T31">á</text:span><text:span text:style-name="T43"> and </text:span><text:span text:style-name="T31">ē</text:span><text:span text:style-name="T43">. </text:span><text:span text:style-name="T54">Use </text:span><text:span text:style-name="T32">cv79</text:span><text:span text:style-name="T54"> for punctuation. </text:span><text:span text:style-name="T59">In this sequence, both features have been applied:</text:span></text:p>
      <text:p text:style-name="P16">dm̄ omnip̄ . Qui in</text:p>
      <text:h text:style-name="Heading_20_2" text:outline-level="2">E. Color of lowercase letters</text:h>
      <text:p text:style-name="P10">By default, color is not applied to lowercase letters. <text:span text:style-name="T44">Rather than a single feature to turn on color, <text:s/>one feature is suppied for every letter of the alphabet, and also the Tironian </text:span><text:span text:style-name="T45">and “et” abbreviation sign</text:span><text:span text:style-name="T55">s</text:span><text:span text:style-name="T44">, as follows:</text:span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5">cv01</text:p>
          </table:table-cell>
          <table:table-cell table:style-name="Table1.F1" office:value-type="string">
            <text:p text:style-name="P5">a</text:p>
          </table:table-cell>
          <table:table-cell table:style-name="Table1.A1" office:value-type="string">
            <text:p text:style-name="P5">cv12</text:p>
          </table:table-cell>
          <table:table-cell table:style-name="Table1.F1" office:value-type="string">
            <text:p text:style-name="P5">h</text:p>
          </table:table-cell>
          <table:table-cell table:style-name="Table1.A1" office:value-type="string">
            <text:p text:style-name="P5">cv21</text:p>
          </table:table-cell>
          <table:table-cell table:style-name="Table1.F1" office:value-type="string">
            <text:p text:style-name="P5">o</text:p>
          </table:table-cell>
          <table:table-cell table:style-name="Table1.A1" office:value-type="string">
            <text:p text:style-name="P5">cv28</text:p>
          </table:table-cell>
          <table:table-cell table:style-name="Table1.H1" office:value-type="string">
            <text:p text:style-name="P5">v</text:p>
          </table:table-cell>
        </table:table-row>
        <table:table-row>
          <table:table-cell table:style-name="Table1.A1" office:value-type="string">
            <text:p text:style-name="P5">cv03</text:p>
          </table:table-cell>
          <table:table-cell table:style-name="Table1.F6" office:value-type="string">
            <text:p text:style-name="P5">b</text:p>
          </table:table-cell>
          <table:table-cell table:style-name="Table1.A1" office:value-type="string">
            <text:p text:style-name="P5">cv13</text:p>
          </table:table-cell>
          <table:table-cell table:style-name="Table1.F6" office:value-type="string">
            <text:p text:style-name="P5">i</text:p>
          </table:table-cell>
          <table:table-cell table:style-name="Table1.A1" office:value-type="string">
            <text:p text:style-name="P5">cv22</text:p>
          </table:table-cell>
          <table:table-cell table:style-name="Table1.F6" office:value-type="string">
            <text:p text:style-name="P5">p</text:p>
          </table:table-cell>
          <table:table-cell table:style-name="Table1.A1" office:value-type="string">
            <text:p text:style-name="P5">cv29</text:p>
          </table:table-cell>
          <table:table-cell table:style-name="Table1.H6" office:value-type="string">
            <text:p text:style-name="P5">w</text:p>
          </table:table-cell>
        </table:table-row>
        <table:table-row>
          <table:table-cell table:style-name="Table1.A1" office:value-type="string">
            <text:p text:style-name="P5">cv04</text:p>
          </table:table-cell>
          <table:table-cell table:style-name="Table1.F5" office:value-type="string">
            <text:p text:style-name="P5">c</text:p>
          </table:table-cell>
          <table:table-cell table:style-name="Table1.A1" office:value-type="string">
            <text:p text:style-name="P5">cv14</text:p>
          </table:table-cell>
          <table:table-cell table:style-name="Table1.F5" office:value-type="string">
            <text:p text:style-name="P5">j</text:p>
          </table:table-cell>
          <table:table-cell table:style-name="Table1.A1" office:value-type="string">
            <text:p text:style-name="P5">cv23</text:p>
          </table:table-cell>
          <table:table-cell table:style-name="Table1.F5" office:value-type="string">
            <text:p text:style-name="P5">q</text:p>
          </table:table-cell>
          <table:table-cell table:style-name="Table1.A1" office:value-type="string">
            <text:p text:style-name="P5">cv30</text:p>
          </table:table-cell>
          <table:table-cell table:style-name="Table1.H5" office:value-type="string">
            <text:p text:style-name="P5">x</text:p>
          </table:table-cell>
        </table:table-row>
        <table:table-row>
          <table:table-cell table:style-name="Table1.A1" office:value-type="string">
            <text:p text:style-name="P5">cv05</text:p>
          </table:table-cell>
          <table:table-cell table:style-name="Table1.F6" office:value-type="string">
            <text:p text:style-name="P5">d</text:p>
          </table:table-cell>
          <table:table-cell table:style-name="Table1.A1" office:value-type="string">
            <text:p text:style-name="P5">cv15</text:p>
          </table:table-cell>
          <table:table-cell table:style-name="Table1.F6" office:value-type="string">
            <text:p text:style-name="P5">k</text:p>
          </table:table-cell>
          <table:table-cell table:style-name="Table1.A1" office:value-type="string">
            <text:p text:style-name="P5">cv24</text:p>
          </table:table-cell>
          <table:table-cell table:style-name="Table1.F6" office:value-type="string">
            <text:p text:style-name="P5">r</text:p>
          </table:table-cell>
          <table:table-cell table:style-name="Table1.A1" office:value-type="string">
            <text:p text:style-name="P5">cv31</text:p>
          </table:table-cell>
          <table:table-cell table:style-name="Table1.H6" office:value-type="string">
            <text:p text:style-name="P5">y</text:p>
          </table:table-cell>
        </table:table-row>
        <table:table-row>
          <table:table-cell table:style-name="Table1.A1" office:value-type="string">
            <text:p text:style-name="P5">cv07</text:p>
          </table:table-cell>
          <table:table-cell table:style-name="Table1.F5" office:value-type="string">
            <text:p text:style-name="P5">e</text:p>
          </table:table-cell>
          <table:table-cell table:style-name="Table1.A1" office:value-type="string">
            <text:p text:style-name="P5">cv16</text:p>
          </table:table-cell>
          <table:table-cell table:style-name="Table1.F5" office:value-type="string">
            <text:p text:style-name="P5">l</text:p>
          </table:table-cell>
          <table:table-cell table:style-name="Table1.A1" office:value-type="string">
            <text:p text:style-name="P5">cv25</text:p>
          </table:table-cell>
          <table:table-cell table:style-name="Table1.F5" office:value-type="string">
            <text:p text:style-name="P5">s</text:p>
          </table:table-cell>
          <table:table-cell table:style-name="Table1.A1" office:value-type="string">
            <text:p text:style-name="P5">cv32</text:p>
          </table:table-cell>
          <table:table-cell table:style-name="Table1.H5" office:value-type="string">
            <text:p text:style-name="P5">z</text:p>
          </table:table-cell>
        </table:table-row>
        <table:table-row>
          <table:table-cell table:style-name="Table1.A1" office:value-type="string">
            <text:p text:style-name="P5">cv09</text:p>
          </table:table-cell>
          <table:table-cell table:style-name="Table1.F6" office:value-type="string">
            <text:p text:style-name="P5">f</text:p>
          </table:table-cell>
          <table:table-cell table:style-name="Table1.A1" office:value-type="string">
            <text:p text:style-name="P5">cv18</text:p>
          </table:table-cell>
          <table:table-cell table:style-name="Table1.F6" office:value-type="string">
            <text:p text:style-name="P5">m</text:p>
          </table:table-cell>
          <table:table-cell table:style-name="Table1.A1" office:value-type="string">
            <text:p text:style-name="P5">cv26</text:p>
          </table:table-cell>
          <table:table-cell table:style-name="Table1.F6" office:value-type="string">
            <text:p text:style-name="P5">t</text:p>
          </table:table-cell>
          <table:table-cell table:style-name="Table1.A1" office:value-type="string">
            <text:p text:style-name="P5">cv35</text:p>
          </table:table-cell>
          <table:table-cell table:style-name="Table1.H6" office:value-type="string">
            <text:p text:style-name="P7">æ</text:p>
          </table:table-cell>
        </table:table-row>
        <table:table-row>
          <table:table-cell table:style-name="Table1.A1" office:value-type="string">
            <text:p text:style-name="P5">cv10</text:p>
          </table:table-cell>
          <table:table-cell table:style-name="Table1.F7" office:value-type="string">
            <text:p text:style-name="P5">g</text:p>
          </table:table-cell>
          <table:table-cell table:style-name="Table1.A1" office:value-type="string">
            <text:p text:style-name="P5">cv19</text:p>
          </table:table-cell>
          <table:table-cell table:style-name="Table1.F7" office:value-type="string">
            <text:p text:style-name="P5">n</text:p>
          </table:table-cell>
          <table:table-cell table:style-name="Table1.A1" office:value-type="string">
            <text:p text:style-name="P5">cv27</text:p>
          </table:table-cell>
          <table:table-cell table:style-name="Table1.F7" office:value-type="string">
            <text:p text:style-name="P5">u</text:p>
          </table:table-cell>
          <table:table-cell table:style-name="Table1.A1" office:value-type="string">
            <text:p text:style-name="P5">cv40</text:p>
          </table:table-cell>
          <table:table-cell table:style-name="Table1.H7" office:value-type="string">
            <text:p text:style-name="P6">&amp; ⁊</text:p>
          </table:table-cell>
        </table:table-row>
        <table:table-row>
          <table:table-cell table:style-name="Table1.A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A1" office:value-type="string">
            <text:p text:style-name="P6">cv42</text:p>
          </table:table-cell>
          <table:table-cell table:style-name="Table1.H8" office:value-type="string">
            <text:p text:style-name="P6">ꝫ</text:p>
          </table:table-cell>
        </table:table-row>
      </table:table>
      <text:p text:style-name="P10"/>
      <text:p text:style-name="P11"><text:span text:style-name="T49">These match the </text:span><text:span text:style-name="T37">mapping</text:span><text:span text:style-name="T49"> of letters to features in the designer’s </text:span><text:a xlink:type="simple" xlink:href="https://github.com/psb1558/Junicode-New" text:style-name="Internet_20_link" text:visited-style-name="Visited_20_Internet_20_Link"><text:span text:style-name="T49">JuniusX</text:span></text:a><text:span text:style-name="T49"> Font. </text:span><text:span text:style-name="T45">As some letters have many variants, including ligatures </text:span><text:span text:style-name="T46">(</text:span><text:span text:style-name="T45">only </text:span><text:span text:style-name="T38">a</text:span><text:span text:style-name="T48"> single</text:span><text:span text:style-name="T45"> element of which is usually colored</text:span><text:span text:style-name="T46">)</text:span><text:span text:style-name="T45">, these </text:span><text:span text:style-name="T33">cvXX</text:span><text:span text:style-name="T45"> features may not affect every instance of the letters they apply to.</text:span></text:p>
      <text:p text:style-name="P12"><text:span text:style-name="T47">It will rarely work well to apply these features to entire texts: </text:span><text:span text:style-name="T36">apply them to individual words instead</text:span><text:span text:style-name="T47">. </text:span><text:span text:style-name="T50">If you need to apply the feature to only part of a word (for example, because there are two instances of a letter and you only want one highlighted), try to make sure the boundaries of the sequence you apply it to don’t fall between characters that are ligatured or kerned—</text:span><text:span text:style-name="T56">such boundaries will separate ligatured elements and disrupt the spacing of kerned elements. </text:span><text:span text:style-name="T39">F</text:span><text:span text:style-name="T50">or example, if you want to highlight the initial but not the last letter of</text:span></text:p>
      <text:p text:style-name="P14"><text:span text:style-name="T51">yo</text:span>yo</text:p>
      <text:p text:style-name="P17"><text:soft-page-break/><text:span text:style-name="T40">you should not apply the feature </text:span><text:span text:style-name="T41">cv31</text:span><text:span text:style-name="T40"> to only the initial </text:span><text:span text:style-name="T41">y</text:span><text:span text:style-name="T40">, since that is kerned with the following </text:span><text:span text:style-name="T41">o</text:span><text:span text:style-name="T40"> </text:span><text:span text:style-name="T42">(as you’ll see if you try it)</text:span><text:span text:style-name="T40">, but rather to the initial </text:span><text:span text:style-name="T41">yo</text:span><text:span text:style-name="T40"> sequence, since </text:span><text:span text:style-name="T41">o</text:span><text:span text:style-name="T40"> is not kerned with the following </text:span><text:span text:style-name="T41">y</text:span><text:span text:style-name="T40">. </text:span><text:span text:style-name="T39">The difference in the case of “yoyo” would be subtle, but consider this word:</text:span></text:p>
      <text:p text:style-name="P14"><text:span text:style-name="T57">ta</text:span>ught</text:p>
      <text:p text:style-name="Text_20_body">Here <text:span text:style-name="T58">the feature </text:span><text:span text:style-name="T34">cv26</text:span><text:span text:style-name="T58"> has been applied to the sequence </text:span><text:span text:style-name="T34">ta</text:span><text:span text:style-name="T58">, which has a special form of </text:span><text:span text:style-name="T34">t</text:span><text:span text:style-name="T58"> that ligatures with the following </text:span><text:span text:style-name="T34">a</text:span><text:span text:style-name="T58">. If you applied the feature only to the initial </text:span><text:span text:style-name="T34">t</text:span><text:span text:style-name="T58">, the boundary of that one-letter sequence would fall between the </text:span><text:span text:style-name="T34">t</text:span><text:span text:style-name="T58"> and the </text:span><text:span text:style-name="T34">a</text:span><text:span text:style-name="T58">, breaking the ligature:</text:span></text:p>
      <text:p text:style-name="P14"><text:span text:style-name="T57">t</text:span>aught</text:p>
      <text:p text:style-name="P18">This is not a consideration in MS Word, which provides no access to these lowercase variants. In Adobe InDesign, you choose variants from a palette instead of by applying a feature, so you needn’t worry about feature boundaries in that program either.</text:p>
      <text:h text:style-name="Heading_20_2" text:outline-level="2">F. Further reading</text:h>
      <text:p text:style-name="P19">The contents of the manuscript were printed in A. B. Kuypers, <text:span text:style-name="T27">The Prayer Book of Aedeluald the Bishop, Commonly Called the Book of Cerne</text:span> (Cambridge 1902). For detailed commentary, see Michelle Brown, <text:span text:style-name="T27">The Book of Cerne: Prayer, Patronage and Power in Ninth-Century England</text:span> (London and Toronto, 1996). <text:a xlink:type="simple" xlink:href="https://cudl.lib.cam.ac.uk/view/MS-LL-00001-00010/1" text:style-name="Internet_20_link" text:visited-style-name="Visited_20_Internet_20_Link">The whole manuscript</text:a> is available online through the Cambridge University Library.</text:p>
      <text:p text:style-name="P2"><text:span text:style-name="T4">The Cerne </text:span><text:span text:style-name="T5">F</text:span><text:span text:style-name="T4">ont</text:span><text:span text:style-name="T60"><text:line-break/></text:span><text:span text:style-name="T14">C</text:span><text:span text:style-name="T60">opyright © 2021 by Peter S. Baker<text:line-break/>The font is </text:span><text:span text:style-name="T14">distributed</text:span><text:span text:style-name="T60"> under the Open Font License and is free to use<text:line-break/>for any purpose, either in print or online.</text:span></text:p>
      <text:p text:style-name="P21">Download it here: <text:a xlink:type="simple" xlink:href="https://github.com/psb1558/Cerne-font" text:style-name="Internet_20_link" text:visited-style-name="Visited_20_Internet_20_Link">https://github.com/psb1558/Cerne-fon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erne1" svg:font-family="Cerne" style:font-pitch="variable"/>
    <style:font-face style:name="Cerne" svg:font-family="Cerne" style:font-adornments="Regular" style:font-pitch="variable"/>
    <style:font-face style:name="Cerne:cv03" svg:font-family="Cerne:cv03" style:font-pitch="variable"/>
    <style:font-face style:name="Cerne:cv04&amp;cv16&amp;cv21&amp;cv24" svg:font-family="Cerne:cv04&amp;cv16&amp;cv21&amp;cv24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8&amp;cv79" svg:font-family="Cerne:hist&amp;cv48&amp;cv79" style:font-pitch="variable"/>
    <style:font-face style:name="Cerne:hist&amp;ss02" svg:font-family="Cerne:hist&amp;ss02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" svg:font-family="ElstobD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Sand_20_light" draw:display-name="Sand light" xlink:href="Pictures/100000000000005E0000005EEDF0F9B8B236D87E.jpg" xlink:type="simple" xlink:show="embed" xlink:actuate="onLoad"/>
    <draw:fill-image draw:name="Surface" xlink:href="Pictures/100000000000020000000200C2ABCAB7CA03496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orphans="0" fo:widows="0" style:page-number="auto"/>
      <style:text-properties style:font-name="ElstobD" fo:font-family="ElstobD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2799in" style:contextual-spacing="false" fo:line-height="0.5in" fo:text-align="center" style:justify-single-word="false"/>
      <style:text-properties style:font-name="Cerne" fo:font-family="Cerne" style:font-style-name="Regular" style:font-pitch="variable" fo:font-size="48pt" fo:font-weight="normal" style:font-size-asian="130%" style:font-weight-asian="bold" style:font-size-complex="130%" style:font-weight-complex="bold"/>
    </style:style>
    <style:style style:name="Demo" style:family="paragraph" style:parent-style-name="Text_20_body" style:master-page-name="">
      <style:paragraph-properties fo:line-height="0.3902in" style:page-number="auto"/>
      <style:text-properties style:font-name="Cerne" fo:font-family="Cerne" style:font-style-name="Regular" style:font-pitch="variable" fo:font-size="2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Elstob" fo:font-family="Elstob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Sand_20_light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05E0000005EEDF0F9B8B236D87E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Sand_20_light" draw:fill-image-width="0in" draw:fill-image-height="0in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5:32:48.630974778</meta:creation-date>
    <dc:date>2021-06-05T19:22:09.926528101</dc:date>
    <meta:editing-duration>PT7H1M22S</meta:editing-duration>
    <meta:editing-cycles>31</meta:editing-cycles>
    <meta:generator>LibreOffice/7.0.1.2$MacOSX_X86_64 LibreOffice_project/7cbcfc562f6eb6708b5ff7d7397325de9e764452</meta:generator>
    <meta:print-date>2021-06-05T08:54:59.562796001</meta:print-date>
    <meta:document-statistic meta:table-count="1" meta:image-count="0" meta:object-count="0" meta:page-count="4" meta:paragraph-count="90" meta:word-count="1064" meta:character-count="6207" meta:non-whitespace-character-count="5226"/>
  </office:meta>
</office:document-meta>
</file>